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font-weight="bold" style:font-size-asian="12pt" style:font-weight-asian="bold" style:font-size-complex="12pt" style:font-weight-complex="bold"/>
    </style:style>
    <style:style style:name="P2" style:family="paragraph" style:parent-style-name="Standard">
      <style:text-properties style:font-name="Calibri" fo:font-size="12pt" fo:font-weight="normal" style:font-size-asian="12pt" style:font-weight-asian="normal" style:font-size-complex="12pt" style:font-weight-complex="normal"/>
    </style:style>
    <style:style style:name="P3" style:family="paragraph" style:parent-style-name="Standard">
      <style:text-properties style:font-name="Calibri" fo:font-size="12pt" fo:font-weight="normal" style:font-size-asian="12pt" style:font-weight-asian="normal" style:font-size-complex="12pt" style:font-weight-complex="normal"/>
    </style:style>
    <style:style style:name="T1" style:family="text">
      <style:text-properties style:font-name="Calibri"/>
    </style:style>
    <style:style style:name="T2" style:family="text">
      <style:text-properties style:font-name="Calibri" fo:font-size="12pt" fo:font-weight="normal"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Andere Lösungsansätz</text:p>
      <text:p text:style-name="P1">5.1 Datenbank als Lösungsansatz</text:p>
      <text:p text:style-name="P2">Mit sehr hoher Rechenleistung ist es möglich das Spiel komlett zu berechnen, also <text:s/>jede einzelne Spielsituation mit dem besten Zug in eine Datenbank zu speichern. Mit dieser vollständigen Datenbank könnte man also theoretisch ein Spiel ohne Fehler spielen. Er wäre daher also unschlagbar.</text:p>
      <text:p text:style-name="P2">Um das zu erreichen muss man einen kompletten Spielbaum erstellen. Jedoch steigt mit der Tiefe, wie wir es schon beim MiniMax erklärt haben der Aufwand nahezu exponentiell.</text:p>
      <text:p text:style-name="Standard"><text:span text:style-name="T2">Um in dieser Datenbank</text:span><text:span text:style-name="T1"> </text:span><text:span text:style-name="T2">auf die einzelnen Daten, also die Züge zugreifen zu können, bräuchte man einen Primärschlüssel, der in jedem Datensatz einzigartig ist. Diesen könnte man erhalten, indem man eine Zahl erstellt, die eine Spielsituation eindeutig identifiziert. <text:s/>Beispielsweise eine 32-Stelligen Zahl, bei welcher jede Stelle ein Feld auf dem Spielfeld repräsentiert. Alle Stellen dieser Zahl müssten dann mit bestimmten Ziffern für die einzelnen Zustände eine Feldes erstellt werden.</text:span></text:p>
      <text:p text:style-name="P2">Diese Art der Speicherung wurde auch bei den .pfs Dateinen in unserem Programm Checker Simuation 2.0 verwendet, um Spielfeldsituationen zu speichern.</text:p>
      <text:p text:style-name="P2">Neben dem Rechenaufwand ist auch der benötigte Speicher ein wichtige Komponente, die nicht außeracht gelassen werden darf. Es wird angenommen, dass für die Kodierung UTF-8 benutzt wird.</text:p>
      <text:p text:style-name="P2">Zunächst muss man die Größe eines Datensatzes bestimmen. Der Primärschlüssel kann man als Char betrachten und den Zug kann man, wie bei Checker Simualation gezeigt wurde, mit vier Parameten speichern, also kann man auch hier jeden Parameter als einen Char darstellen. (Mehrfachsprünge werden nicht betrachtet, da man nicht weiß wie viele es davon gibt und sie sowieso nur einen marginalen Bedeutung für das Ergebniss hätten.)</text:p>
      <text:p text:style-name="P2">Dies wäre dann also die kleinstmögliche Größe eines Datensatzes.</text:p>
      <text:p text:style-name="P2"/>
      <text:p text:style-name="P2"><draw:frame draw:style-name="fr1" draw:name="Objekt2" text:anchor-type="as-char" svg:y="-0.229cm" svg:width="4.86cm" svg:height="0.467cm" draw:z-index="0"><draw:object xlink:href="./Object 2" xlink:type="simple" xlink:show="embed" xlink:actuate="onLoad"/><draw:image xlink:href="./ObjectReplacements/Object 2" xlink:type="simple" xlink:show="embed" xlink:actuate="onLoad"/></draw:frame></text:p>
      <text:p text:style-name="P2"/>
      <text:p text:style-name="P2">Es ist möglich die Größe des Datensatzes mit der Anzahl der Situationen multiplizieren und in Terabtye umrechen. </text:p>
      <text:p text:style-name="P2"/>
      <text:p text:style-name="P2"><draw:frame draw:style-name="fr2" draw:name="Objekt1" text:anchor-type="as-char" svg:width="5.637cm" svg:height="1.134cm" draw:z-index="1"><draw:object xlink:href="./Object 1" xlink:type="simple" xlink:show="embed" xlink:actuate="onLoad"/><draw:image xlink:href="./ObjectReplacements/Object 1" xlink:type="simple" xlink:show="embed" xlink:actuate="onLoad"/></draw:frame></text:p>
      <text:p text:style-name="P2"/>
      <text:p text:style-name="P2">Unsere Berechnugen für die Größe aller Spielfeldsituationen ist aber viel Größer als die Anzahl der möglichen Spielsituationen, also wird der richtige Wert um paar Stellen kleiner sein. </text:p>
      <text:p text:style-name="P2">Trotz der starken Ungenauigkeiten in dieser Rechnung wird gezeigt, dass ein enorm hocher Speicherbedarf benötigt wird.</text:p>
      <text:p text:style-name="P2">Insgesamt kann gesagt werden, dass diese Lösungsmöglichkeit mit Abstand die beste Spielstärke hätte. Dies geht aber auf Kosten des Speicher-, Rechen- und Implementationsaufwands. <text:s/></text:p>
      <text:p text:style-name="P2"/>
      <text:p text:style-name="P1">5.2 Zufallsbasierter Algorthimus</text:p>
      <text:p text:style-name="P2">Dieser Algorithmus, welchen wir als erstes zu testzwecken implementierten, wählt durchgängig nur zufällige, aber mögliche Züge aus. Die Auswahl an richtigen Zügen erhält dieser Algorithmus aus unserem Programm Checker Simulation 2.0, welches, wie schon bereits erklärt, das Spielfeld nach allen möglichen Zügen durchsucht. Er ist in der Spielstärke oft sehr schwach, kann jedoch als ein Lösungsweg btrachtet werden, da er einen vollwärtigen Gegenspieler darstellt. Es besteht natürlch auch die Möglichkeit, dass er ein perfektes Spiel spielt jedoch ist dies chance paraktisch gleich null.</text:p>
      <text:p text:style-name="P2"/>
      <text:p text:style-name="P2">Insgesamt ist dieser Algorithmus von der Spielstärke her sehr schwach, hat jedoch den Vorteil, dass sowohl der Rechenaufwand als auch der Implementationsauswand minimal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3M14S</meta:editing-duration>
    <meta:editing-cycles>35</meta:editing-cycles>
    <meta:generator>OpenOffice/4.1.4$Win32 OpenOffice.org_project/414m5$Build-9788</meta:generator>
    <dc:date>2018-01-12T16:59:03.75</dc:date>
    <meta:document-statistic meta:table-count="0" meta:image-count="0" meta:object-count="2" meta:page-count="1" meta:paragraph-count="18" meta:word-count="461" meta:character-count="3216"/>
    <meta:user-defined meta:name="Info 1"/>
    <meta:user-defined meta:name="Info 2"/>
    <meta:user-defined meta:name="Info 3"/>
    <meta:user-defined meta:name="Info 4"/>
  </office:meta>
</office:document-meta>
</file>

<file path=Object 1/content.xml><?xml version="1.0" encoding="utf-8"?>
<math xmlns="http://www.w3.org/1998/Math/MathML">
  <semantics>
    <mrow>
      <mrow>
        <mfrac>
          <mrow>
            <mrow>
              <mn>256</mn>
              <mo stretchy="false">⋅</mo>
              <mn>6,0111</mn>
            </mrow>
            <mo stretchy="false">⋅</mo>
            <msup>
              <mn>10</mn>
              <mn>20</mn>
            </msup>
          </mrow>
          <mrow>
            <mo stretchy="false">(</mo>
            <mrow>
              <mrow>
                <mn>8</mn>
                <mo stretchy="false">⋅</mo>
                <msup>
                  <mn>10</mn>
                  <mn>12</mn>
                </msup>
              </mrow>
            </mrow>
            <mo stretchy="false">)</mo>
          </mrow>
        </mfrac>
        <mo stretchy="false">≈</mo>
        <mrow>
          <mn>1.924</mn>
          <mo stretchy="false">⋅</mo>
          <msup>
            <mn>10</mn>
            <mn>12</mn>
          </msup>
        </mrow>
      </mrow>
      <mi mathvariant="italic">TB</mi>
    </mrow>
    <annotation encoding="StarMath 5.0">

256 cdot 6,0111 cdot 10^20 over (8 cdot 10 ^ 12) approx 1.924 cdot 10 ^12 TB</annotation>
  </semantics>
</math>
</file>

<file path=Object 2/content.xml><?xml version="1.0" encoding="utf-8"?>
<math xmlns="http://www.w3.org/1998/Math/MathML">
  <semantics>
    <mrow>
      <mrow>
        <mn>32</mn>
        <mo stretchy="false">⋅</mo>
        <mn>8</mn>
      </mrow>
      <mrow>
        <mi mathvariant="italic">bits</mi>
        <mo stretchy="false">+</mo>
        <mrow>
          <mn>4</mn>
          <mo stretchy="false">⋅</mo>
          <mn>8</mn>
        </mrow>
      </mrow>
      <mrow>
        <mi mathvariant="italic">bits</mi>
        <mo stretchy="false">=</mo>
        <mn>256</mn>
      </mrow>
      <mi mathvariant="italic">bits</mi>
    </mrow>
    <annotation encoding="StarMath 5.0">32 cdot 8 bits + 4 cdot 8 bits = 256 bits</annotation>
  </semantics>
</math>
</file>